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P2" style:family="paragraph" style:parent-style-name="Table_20_Contents" style:list-style-name="L1">
      <style:text-properties style:font-name="Arial" fo:font-size="9pt" fo:language="ca" fo:country="ES" style:font-size-asian="9pt" style:font-size-complex="9pt"/>
    </style:style>
    <style:style style:name="P3" style:family="paragraph" style:parent-style-name="Table_20_Contents" style:list-style-name="L1">
      <style:paragraph-properties fo:text-align="justify" style:justify-single-word="false"/>
      <style:text-properties style:font-name="Arial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justify" style:justify-single-word="false" style:border-line-width-bottom="0.002cm 0.035cm 0.002cm" fo:padding="0.074cm" fo:border-left="none" fo:border-right="none" fo:border-top="none" fo:border-bottom="0.039cm double #000000" style:join-border="false"/>
      <style:text-properties style:font-name="Times New Roman" fo:font-size="12pt" fo:language="ca" fo:country="ES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fo:language="ca" fo:country="ES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able_20_Contents" style:list-style-name="L2">
      <style:paragraph-properties fo:line-height="150%"/>
      <style:text-properties style:font-name="Arial" fo:font-size="9pt" fo:language="ca" fo:country="E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line-height="150%"/>
      <style:text-properties style:font-name="Times New Roman" fo:font-size="12pt" fo:language="ca" fo:country="ES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AT DIDACTICA 1. Introducció als sistemes de telecomunicacions. Telemàtica</text:p>
      <text:p text:style-name="Standard"/>
      <text:p text:style-name="Standard">No apasiona</text:p>
      <text:p text:style-name="Standard"/>
      <text:p text:style-name="P1">UNITAT DIDACTICA 2.</text:p>
      <text:p text:style-name="Standard"/>
      <text:p text:style-name="Standard">OK. ELS NA següents:</text:p>
      <text:list text:style-name="L1">
        <text:list-item>
          <text:p text:style-name="P2"><text:span text:style-name="T1">NA 3.4. </text:span>El model de referència OSI: estructura de capes, comunicació entre capes, serveis, primitives, identitats i interfícies.</text:p>
        </text:list-item>
        <text:list-item>
          <text:p text:style-name="P2"><text:span text:style-name="T1">NA 3.5. </text:span>Els nivells OSI orientats a xarxa (nivell físic, nivell d'enllaç i el nivell de xarxa).</text:p>
        </text:list-item>
        <text:list-item>
          <text:p text:style-name="P2"><text:span text:style-name="T1">NA 3.6. </text:span>Els nivells OSI de transport i orientats a l'aplicació (nivells de transport, sessió, presentació i aplicació).</text:p>
        </text:list-item>
        <text:list-item>
          <text:p text:style-name="P3"><text:span text:style-name="T1">NA 3.7. </text:span>El model d'Internet: Arquitectura TCP/IP.</text:p>
        </text:list-item>
      </text:list>
      <text:p text:style-name="P4"/>
      <text:p text:style-name="P5">UNITAT DIDACTICA 3</text:p>
      <text:p text:style-name="P6"/>
      <text:p text:style-name="P6">NA 3.4: Serveis de directori i els protocols utilitzats.</text:p>
      <text:p text:style-name="P6">NA 3.7 Protocols de xarxes UNIX i utilitats per als sistemes amb protocols TCP/IP</text:p>
      <text:p text:style-name="P6"/>
      <text:p text:style-name="P5">UNITAT DIDACTICA 4</text:p>
      <text:p text:style-name="P6"/>
      <text:p text:style-name="P6">NA 3.3 Serveis de xarxa GNU/Linux: Serveis de comunicacions DNS DHCP, accés remot, serveis web, correu IMAP i POP3, CUPS</text:p>
      <text:p text:style-name="P6">NA 3.4. Control remot de la xarxa. Terminals. Protocols telenet i SSH. Accés remot a escriptoris</text:p>
      <text:p text:style-name="P6">NA 3.5 Estacions client. Tipus de clients. Estacions de treball, estacions lleugeres i estacions sense discriminar</text:p>
      <text:p text:style-name="P6">NA 3.7 Serveis de xarxa GNU/Linux de directori i de gestió d'usuaris en xarxa (NIS, NFS, LDAP).</text:p>
      <text:p text:style-name="P6"/>
      <text:p text:style-name="P6"/>
      <text:p text:style-name="P6">UNITAT DIDACTICA 5 AVALUACIÓ DE LES PRESTACIONS D'. UNA XARX A LOCAL MONITORITZACIO D ERECURSOS. GESTIO DE LA SEGURETAT</text:p>
      <text:p text:style-name="P6"/>
      <text:list text:style-name="L2">
        <text:list-item>
          <text:p text:style-name="P7"><text:span text:style-name="T1">NA 3.1 </text:span>Informació a monitoritzar: estàtica, dinàmica i estadística.</text:p>
        </text:list-item>
        <text:list-item>
          <text:p text:style-name="P7"><text:span text:style-name="T1">NA 3.2 </text:span>Arquitectura del sistema de monitorització: indicadors del rendiment de la xarxa, funcions de monitor de rendiment.</text:p>
        </text:list-item>
        <text:list-item>
          <text:p text:style-name="P7"><text:span text:style-name="T1">NA 3.3 </text:span>Mostratge i notificació d'esdeveniments.</text:p>
        </text:list-item>
        <text:list-item>
          <text:p text:style-name="P7"><text:span text:style-name="T1">NA 3.4 </text:span>Monitorització del rendiment i de fallada: problemes i funcions del monitor de fallada, i l'estàndard SMNP.</text:p>
        </text:list-item>
      </text:list>
      <text:p text:style-name="P8">UNITAT DIDACTICA 6. INTERCONNEXIÓ de XARXES LOCALS</text:p>
      <text:p text:style-name="P8"/>
      <text:p text:style-name="P8">NA 3.1 Dispositius per a la connexió de xarxes</text:p>
      <text:p text:style-name="P8">NA 3.5 Enrutament IP: Rutes de protocols IP, configuració de la taula de rutes.</text:p>
      <text:p text:style-name="P8"/>
      <text:p text:style-name="P8">UNITAT 7. Cagad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ergi</meta:initial-creator>
    <meta:creation-date>2006-06-05T10:11:29</meta:creation-date>
    <dc:creator>sergi</dc:creator>
    <dc:date>2006-06-05T11:19:18</dc:date>
    <dc:language>ca-ES</dc:language>
    <meta:editing-cycles>4</meta:editing-cycles>
    <meta:editing-duration>PT1H7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283" meta:character-count="1777"/>
  </office:meta>
</office:document-meta>
</file>